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097in" table:align="right" fo:background-color="transparent">
        <style:background-image/>
      </style:table-properties>
    </style:style>
    <style:style style:name="Table1.A" style:family="table-column">
      <style:table-column-properties style:column-width="1.1306in"/>
    </style:style>
    <style:style style:name="Table1.B" style:family="table-column">
      <style:table-column-properties style:column-width="3.2639in"/>
    </style:style>
    <style:style style:name="Table1.C" style:family="table-column">
      <style:table-column-properties style:column-width="3.4153in"/>
    </style:style>
    <style:style style:name="Table1.1" style:family="table-row">
      <style:table-row-properties style:min-row-height="0.2604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3f9ba" officeooo:paragraph-rsid="0043f9b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55a8" officeooo:paragraph-rsid="004255a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d614" officeooo:paragraph-rsid="0048d61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390a" officeooo:paragraph-rsid="004539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55a8" officeooo:paragraph-rsid="004255a8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55a8" officeooo:paragraph-rsid="004f27a8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3f9ba" officeooo:paragraph-rsid="00499644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294e" officeooo:paragraph-rsid="004b294e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8d614" officeooo:paragraph-rsid="004f27a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officeooo:rsid="004255a8" officeooo:paragraph-rsid="004255a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294e" officeooo:paragraph-rsid="004b294e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43f9ba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499644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43f9ba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99644"/>
    </style:style>
    <style:style style:name="P23" style:family="paragraph" style:parent-style-name="Standard" style:list-style-name="L8">
      <style:paragraph-properties fo:text-align="start" style:justify-single-word="false"/>
      <style:text-properties officeooo:paragraph-rsid="004255a8"/>
    </style:style>
    <style:style style:name="P24" style:family="paragraph" style:parent-style-name="Standard" style:list-style-name="L9">
      <style:paragraph-properties fo:text-align="start" style:justify-single-word="false"/>
      <style:text-properties officeooo:paragraph-rsid="004f27a8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255a8" officeooo:paragraph-rsid="004255a8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255a8" officeooo:paragraph-rsid="004f27a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size="12pt" officeooo:rsid="004255a8" officeooo:paragraph-rsid="004255a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size="12pt" officeooo:rsid="004255a8" officeooo:paragraph-rsid="004f27a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officeooo:paragraph-rsid="004255a8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officeooo:paragraph-rsid="004f27a8"/>
    </style:style>
    <style:style style:name="P31" style:family="paragraph" style:parent-style-name="Table_20_Contents">
      <style:paragraph-properties fo:text-align="start" style:justify-single-word="false"/>
      <style:text-properties officeooo:paragraph-rsid="004255a8"/>
    </style:style>
    <style:style style:name="P32" style:family="paragraph" style:parent-style-name="Table_20_Contents">
      <style:paragraph-properties fo:text-align="start" style:justify-single-word="false"/>
      <style:text-properties officeooo:paragraph-rsid="004f27a8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normal" officeooo:rsid="0043f9ba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99644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f27a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255a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255a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3f9b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c854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9964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f27a8" style:font-size-asian="12pt" style:font-weight-asian="bold" style:font-size-complex="12pt" style:font-weight-complex="bold"/>
    </style:style>
    <style:style style:name="T15" style:family="text">
      <style:text-properties style:font-name="DejaVu Sans Condensed" officeooo:rsid="004255a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3f9ba" style:font-weight-asian="bold" style:font-weight-complex="bold"/>
    </style:style>
    <style:style style:name="T18" style:family="text">
      <style:text-properties fo:font-weight="bold" officeooo:rsid="00499644" style:font-weight-asian="bold" style:font-weight-complex="bold"/>
    </style:style>
    <style:style style:name="T19" style:family="text">
      <style:text-properties fo:font-weight="bold" officeooo:rsid="0045390a" style:font-weight-asian="bold" style:font-weight-complex="bold"/>
    </style:style>
    <style:style style:name="T20" style:family="text">
      <style:text-properties fo:font-weight="bold" officeooo:rsid="00473d7f" style:font-weight-asian="bold" style:font-weight-complex="bold"/>
    </style:style>
    <style:style style:name="T21" style:family="text">
      <style:text-properties fo:font-weight="bold" officeooo:rsid="004f27a8" style:font-weight-asian="bold" style:font-weight-complex="bold"/>
    </style:style>
    <style:style style:name="T22" style:family="text">
      <style:text-properties fo:font-size="12pt" officeooo:rsid="004255a8" style:font-size-asian="12pt" style:font-size-complex="12pt"/>
    </style:style>
    <style:style style:name="T23" style:family="text">
      <style:text-properties fo:font-size="12pt" officeooo:rsid="0048d614" style:font-size-asian="12pt" style:font-size-complex="12pt"/>
    </style:style>
    <style:style style:name="T24" style:family="text">
      <style:text-properties officeooo:rsid="0045390a"/>
    </style:style>
    <style:style style:name="T25" style:family="text">
      <style:text-properties officeooo:rsid="00473d7f"/>
    </style:style>
    <style:style style:name="T26" style:family="text">
      <style:text-properties officeooo:rsid="0048d614"/>
    </style:style>
    <style:style style:name="T27" style:family="text">
      <style:text-properties officeooo:rsid="00499644"/>
    </style:style>
    <style:style style:name="T28" style:family="text">
      <style:text-properties officeooo:rsid="0043f9ba"/>
    </style:style>
    <style:style style:name="T29" style:family="text">
      <style:text-properties officeooo:rsid="004b294e"/>
    </style:style>
    <style:style style:name="T30" style:family="text">
      <style:text-properties officeooo:rsid="004255a8"/>
    </style:style>
    <style:style style:name="T31" style:family="text">
      <style:text-properties officeooo:rsid="004f27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3</text:span><text:span text:style-name="T9">0</text:span><text:span text:style-name="T7">1</text:span><text:span text:style-name="T6"> - </text:span><text:span text:style-name="T8">Flight - </text:span><text:span text:style-name="T12">NADIR navigation system</text:span></text:p>
      <text:p text:style-name="P1"/>
      <text:p text:style-name="P17"><text:span text:style-name="T16">NADIR system</text:span><text:span text:style-name="T17"> general info</text:span></text:p>
      <text:list xml:id="list3003320949" text:style-name="L8">
        <text:list-item>
          <text:p text:style-name="P23"><text:span text:style-name="T10">NADIR parameter knob</text:span><text:span text:style-name="T5"> (top knob)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Parameter</text:p>
          </table:table-cell>
          <table:table-cell table:style-name="Table1.A1" office:value-type="string">
            <text:p text:style-name="P32"><text:span text:style-name="T14">Top</text:span><text:span text:style-name="T10"> line</text:span></text:p>
          </table:table-cell>
          <table:table-cell table:style-name="Table1.C1" office:value-type="string">
            <text:p text:style-name="P32"><text:span text:style-name="T14">Bottom</text:span><text:span text:style-name="T10"> line</text:span></text:p>
          </table:table-cell>
        </table:table-row>
        <table:table-row table:style-name="Table1.1">
          <table:table-cell table:style-name="Table1.A2" office:value-type="string">
            <text:p text:style-name="P26">VENT</text:p>
          </table:table-cell>
          <table:table-cell table:style-name="Table1.A2" office:value-type="string">
            <text:p text:style-name="P28">Wind direction (deg)</text:p>
          </table:table-cell>
          <table:table-cell table:style-name="Table1.C2" office:value-type="string">
            <text:p text:style-name="P28">Wind speed (kph)</text:p>
          </table:table-cell>
        </table:table-row>
        <table:table-row table:style-name="Table1.1">
          <table:table-cell table:style-name="Table1.A2" office:value-type="string">
            <text:p text:style-name="P26">CM DEC</text:p>
          </table:table-cell>
          <table:table-cell table:style-name="Table1.A2" office:value-type="string">
            <text:p text:style-name="P28">Magnetic heading (deg)</text:p>
          </table:table-cell>
          <table:table-cell table:style-name="Table1.C2" office:value-type="string">
            <text:p text:style-name="P28">Magnetic declination (deg/min??)</text:p>
          </table:table-cell>
        </table:table-row>
        <table:table-row table:style-name="Table1.1">
          <table:table-cell table:style-name="Table1.A2" office:value-type="string">
            <text:p text:style-name="P26">VS DER</text:p>
          </table:table-cell>
          <table:table-cell table:style-name="Table1.A2" office:value-type="string">
            <text:p text:style-name="P28">Doppler radar ground speed (kph)</text:p>
          </table:table-cell>
          <table:table-cell table:style-name="Table1.C2" office:value-type="string">
            <text:p text:style-name="P28">Deviation (drift??) angle</text:p>
          </table:table-cell>
        </table:table-row>
        <table:table-row table:style-name="Table1.1">
          <table:table-cell table:style-name="Table1.A2" office:value-type="string">
            <text:p text:style-name="P26">TPS CAP</text:p>
          </table:table-cell>
          <table:table-cell table:style-name="Table1.A2" office:value-type="string">
            <text:p text:style-name="P28">Heading to active waypoint (deg)</text:p>
          </table:table-cell>
          <table:table-cell table:style-name="Table1.C2" office:value-type="string">
            <text:p text:style-name="P28">ETE to waypoint (minutes)</text:p>
          </table:table-cell>
        </table:table-row>
        <table:table-row table:style-name="Table1.1">
          <table:table-cell table:style-name="Table1.A2" office:value-type="string">
            <text:p text:style-name="P26">PP</text:p>
          </table:table-cell>
          <table:table-cell table:style-name="Table1.A2" office:value-type="string">
            <text:p text:style-name="P28">Your current latitude (ddm<text:span text:style-name="T26">*</text:span>)</text:p>
          </table:table-cell>
          <table:table-cell table:style-name="Table1.C2" office:value-type="string">
            <text:p text:style-name="P30"><text:span text:style-name="T22">Your current longitude (ddm</text:span><text:span text:style-name="T23">*</text:span><text:span text:style-name="T22">)</text:span></text:p>
          </table:table-cell>
        </table:table-row>
        <table:table-row table:style-name="Table1.1">
          <table:table-cell table:style-name="Table1.A2" office:value-type="string">
            <text:p text:style-name="P26">BUT</text:p>
          </table:table-cell>
          <table:table-cell table:style-name="Table1.A2" office:value-type="string">
            <text:p text:style-name="P28">Selected waypoint<text:span text:style-name="T26">**</text:span> latitude (ddm<text:span text:style-name="T26">*</text:span>)</text:p>
          </table:table-cell>
          <table:table-cell table:style-name="Table1.C2" office:value-type="string">
            <text:p text:style-name="P28">Selected waypoint<text:span text:style-name="T26">**</text:span> longitude (ddm<text:span text:style-name="T26">*</text:span>)</text:p>
          </table:table-cell>
        </table:table-row>
      </table:table>
      <text:list xml:id="list945844505" text:style-name="L1">
        <text:list-header>
          <text:p text:style-name="P16">* = In PP and BUT, s<text:span text:style-name="T30">witch between lat/long and UTM</text:span><text:span text:style-name="T29"> (note: not MGRS)</text:span><text:span text:style-name="T30"> with GEO UTM button on keypad</text:span>.</text:p>
          <text:p text:style-name="P16">** = <text:span text:style-name="T30">Waypoint number is shown to left</text:span>.</text:p>
        </text:list-header>
      </text:list>
      <text:list xml:id="list600475086" text:style-name="L9">
        <text:list-item>
          <text:p text:style-name="P24"><text:span text:style-name="T10">NADIR mode knob</text:span><text:span text:style-name="T5"> (bottom knob):</text:span></text:p>
        </text:list-item>
      </text:list>
      <text:list xml:id="list3256337201" text:style-name="L7">
        <text:list-item>
          <text:list>
            <text:list-item>
              <text:p text:style-name="P9">ARRET -- Off</text:p>
            </text:list-item>
            <text:list-item>
              <text:p text:style-name="P9">VEILLE -- Standby/Alignment</text:p>
            </text:list-item>
            <text:list-item>
              <text:p text:style-name="P9">TERRE -- Ground</text:p>
            </text:list-item>
            <text:list-item>
              <text:p text:style-name="P9">MER -- Sea</text:p>
            </text:list-item>
            <text:list-item>
              <text:p text:style-name="P9">ANEMO -- Anemometer (wind speed)</text:p>
            </text:list-item>
            <text:list-item>
              <text:p text:style-name="P9">TEST SOL -- Ground test</text:p>
            </text:list-item>
          </text:list>
        </text:list-item>
      </text:list>
      <text:p text:style-name="P4"/>
      <text:p text:style-name="P2">Navigate to waypoint<text:span text:style-name="T25"> with NADIR</text:span></text:p>
      <text:list xml:id="list3062658614" text:style-name="L2">
        <text:list-item>
          <text:p text:style-name="P10"><text:span text:style-name="T16">Mode knob</text:span> ... <text:span text:style-name="T16">TERRE</text:span></text:p>
        </text:list-item>
        <text:list-item>
          <text:p text:style-name="P10"><text:span text:style-name="T16">Parameter knob</text:span> ... <text:span text:style-name="T16">BUT</text:span></text:p>
        </text:list-item>
        <text:list-item>
          <text:p text:style-name="P19"><text:span text:style-name="T2">Press number on keypad </text:span><text:span text:style-name="T3">to select</text:span><text:span text:style-name="T2"> waypoint (1-9)</text:span><text:span text:style-name="T3">.</text:span></text:p>
        </text:list-item>
      </text:list>
      <text:list xml:id="list1342940406" text:style-name="L3">
        <text:list-item>
          <text:list>
            <text:list-item>
              <text:p text:style-name="P13">Waypoint 1 is always your starting position??</text:p>
            </text:list-item>
          </text:list>
        </text:list-item>
      </text:list>
      <text:list xml:id="list153747369196764" text:continue-list="list3062658614" text:style-name="L2">
        <text:list-item>
          <text:p text:style-name="P10"><text:span text:style-name="T18">HSI compass</text:span><text:span text:style-name="T27"> shows direction to waypoint with </text:span><text:span text:style-name="T19">double</text:span><text:span text:style-name="T20">-line</text:span><text:span text:style-name="T19"> needle</text:span><text:span text:style-name="T27">, and distance in km in readout to above right.</text:span></text:p>
        </text:list-item>
      </text:list>
      <text:p text:style-name="P3"/>
      <text:p text:style-name="P2">Add/edit waypoint<text:span text:style-name="T25"> with NADIR</text:span></text:p>
      <text:list xml:id="list3668287216" text:style-name="L4">
        <text:list-item>
          <text:p text:style-name="P11"><text:span text:style-name="T16">Mode knob</text:span> ... <text:span text:style-name="T16">TERRE</text:span></text:p>
        </text:list-item>
        <text:list-item>
          <text:p text:style-name="P11"><text:span text:style-name="T16">Parameter knob</text:span> ... <text:span text:style-name="T16">BUT</text:span></text:p>
        </text:list-item>
        <text:list-item>
          <text:p text:style-name="P12">Press <text:span text:style-name="T16">number </text:span><text:span text:style-name="T21">1-9</text:span><text:span text:style-name="T31"> </text:span>on keypad <text:span text:style-name="T27">to select</text:span> waypoint<text:span text:style-name="T27">.</text:span></text:p>
        </text:list-item>
        <text:list-item>
          <text:p text:style-name="P20"><text:span text:style-name="T3">Press </text:span><text:span text:style-name="T13">ENT</text:span><text:span text:style-name="T3"> to begin editing; </text:span><text:span text:style-name="T4">top</text:span><text:span text:style-name="T3"> line will begin flashing.</text:span></text:p>
        </text:list-item>
      </text:list>
      <text:list xml:id="list108917685" text:style-name="L5">
        <text:list-item>
          <text:list>
            <text:list-item>
              <text:p text:style-name="P22"><text:span text:style-name="T3">Press </text:span><text:span text:style-name="T13">Down Arrow</text:span><text:span text:style-name="T3"> button to toggle between </text:span><text:span text:style-name="T4">top and bottom</text:span><text:span text:style-name="T3"> lines.</text:span></text:p>
            </text:list-item>
          </text:list>
        </text:list-item>
      </text:list>
      <text:list xml:id="list153746850296761" text:continue-list="list3668287216" text:style-name="L4">
        <text:list-item>
          <text:p text:style-name="P11">Press <text:span text:style-name="T16">EFF</text:span> (erase) repeatedly to clear <text:span text:style-name="T27">flashing</text:span> line.</text:p>
        </text:list-item>
        <text:list-item>
          <text:p text:style-name="P14">For top line (latitude), p<text:span text:style-name="T28">ress </text:span><text:span text:style-name="T17">2</text:span><text:span text:style-name="T28"> for North or </text:span><text:span text:style-name="T17">8</text:span><text:span text:style-name="T28"> for South, then enter </text:span><text:span text:style-name="T17">latitude</text:span><text:span text:style-name="T28"> in </text:span><text:span text:style-name="T17">DD MM.M</text:span><text:span text:style-name="T28"> format, then </text:span><text:span text:style-name="T17">ENT</text:span><text:span text:style-name="T28">.</text:span></text:p>
        </text:list-item>
        <text:list-item>
          <text:p text:style-name="P21"><text:span text:style-name="T2">Press </text:span><text:span text:style-name="T11">Down Arrow</text:span><text:span text:style-name="T2"> button to go to </text:span><text:span text:style-name="T3">bottom </text:span><text:span text:style-name="T2">line.</text:span></text:p>
        </text:list-item>
        <text:list-item>
          <text:p text:style-name="P21"><text:span text:style-name="T2">Press </text:span><text:span text:style-name="T11">EFF</text:span><text:span text:style-name="T2"> (erase) repeatedly to clear </text:span><text:span text:style-name="T4">bottom </text:span><text:span text:style-name="T2">line.</text:span></text:p>
        </text:list-item>
        <text:list-item>
          <text:p text:style-name="P11">Press <text:span text:style-name="T16">4</text:span> for West or <text:span text:style-name="T16">6</text:span> for East, then enter <text:span text:style-name="T16">longitude</text:span> in <text:span text:style-name="T16">DDD MM.M</text:span> format, then <text:span text:style-name="T16">ENT</text:span>.</text:p>
        </text:list-item>
      </text:list>
      <text:p text:style-name="P5"/>
      <text:p text:style-name="P18">Store current location as a waypoint</text:p>
      <text:list xml:id="list2903832287" text:style-name="L6">
        <text:list-item>
          <text:p text:style-name="P15"><text:span text:style-name="T16">Mode knob</text:span> ... <text:span text:style-name="T16">TERRE</text:span></text:p>
        </text:list-item>
        <text:list-item>
          <text:p text:style-name="P15"><text:span text:style-name="T16">Parameter knob</text:span> ... <text:span text:style-name="T16">PP</text:span></text:p>
        </text:list-item>
        <text:list-item>
          <text:p text:style-name="P15">Press <text:span text:style-name="T16">GEL</text:span> button<text:span text:style-name="T31">.</text:span></text:p>
        </text:list-item>
        <text:list-item>
          <text:p text:style-name="P15"><text:span text:style-name="T16">Parameter knob</text:span> ... <text:span text:style-name="T16">BUT</text:span></text:p>
        </text:list-item>
        <text:list-item>
          <text:p text:style-name="P15">Press number 1-9 of waypoint you want to store location in, then <text:span text:style-name="T16">ENT</text:span>.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5:37:46.357000000</dc:date>
    <meta:editing-duration>PT17H55M48S</meta:editing-duration>
    <meta:editing-cycles>5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6" meta:word-count="342" meta:character-count="1844" meta:non-whitespace-character-count="1586"/>
  </office:meta>
</office:document-meta>
</file>